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0ef" officeooo:paragraph-rsid="001d80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ueries</text:p>
      <text:p text:style-name="P1"/>
      <text:p text:style-name="P1"/>
      <text:p text:style-name="P1">1) Check whether a specific car is available or not.</text:p>
      <text:p text:style-name="P1">SELECT * FROM Car</text:p>
      <text:p text:style-name="P1">WHERE Car_ID='9915'</text:p>
      <text:p text:style-name="P1">AND Availability_flag='T';</text:p>
      <text:p text:style-name="P1"/>
      <text:p text:style-name="P1">2) Show all the cars based on the location that we choose which is available for that period,</text:p>
      <text:p text:style-name="P1">then select a car.</text:p>
      <text:p text:style-name="P1">SELECT model FROM Car</text:p>
      <text:p text:style-name="P1">WHERE zipcode = 35295</text:p>
      <text:p text:style-name="P1">AND car_id NOT IN (</text:p>
      <text:p text:style-name="P1">SELECT Car_ID</text:p>
      <text:p text:style-name="P1">FROM rental</text:p>
      <text:p text:style-name="P1">WHERE StartDate &lt;= '7/12/2016'</text:p>
      <text:p text:style-name="P1">AND EndDate &gt;='9/12/2016'</text:p>
      <text:p text:style-name="P1">)</text:p>
      <text:p text:style-name="P1"/>
      <text:p text:style-name="P1">3) Calculate rent of a particular car.</text:p>
      <text:p text:style-name="P1">SELECT amount, car_reg</text:p>
      <text:p text:style-name="P1">FROM reservation</text:p>
      <text:p text:style-name="P1">WHERE car_reg='1711';</text:p>
      <text:p text:style-name="P1"/>
      <text:p text:style-name="P1">4) Display car category which is preferred most(maximum mileage).</text:p>
      <text:p text:style-name="P1">SELECT Category_name</text:p>
      <text:p text:style-name="P1">FROM car_category , car</text:p>
      <text:p text:style-name="P1">WHERE car.Mileage = (SELECT MAX(Mileage) FROM CAR) and car_category.category_name =</text:p>
      <text:p text:style-name="P1">car.cat_name;</text:p>
      <text:p text:style-name="P1"/>
      <text:p text:style-name="P1">5) Find the locations that have at least one vehicle that has greater mileage than the minimum</text:p>
      <text:p text:style-name="P1">mileage of mini van vehicle.</text:p>
      <text:p text:style-name="P1">SELECT Car_ID, Mileage,zipcode</text:p>
      <text:p text:style-name="P1">FROM CAR</text:p>
      <text:p text:style-name="P1">WHERE Mileage &gt; (SELECT min(Mileage) FROM car,car_category WHERE Category_name =</text:p>
      <text:p text:style-name="P1">'MINI VAN' and car_category.category_name = car.cat_name );6) Find location and total mileage of all vehicles specific to each respective location.</text:p>
      <text:p text:style-name="P1">SELECT city,car.zipcode ,SUM(Mileage)</text:p>
      <text:p text:style-name="P1">FROM CAR,location</text:p>
      <text:p text:style-name="P1">GROUP BY city,car.zipcode,location.zipcode having car.zipcode=location.zipcode;</text:p>
      <text:p text:style-name="P1"/>
      <text:p text:style-name="P1">7) Find average mileage of vehicles for each location, which has at least five vehicles.</text:p>
      <text:p text:style-name="P1">SELECT AVG(Mileage),COUNT(Car_ID), zipcode</text:p>
      <text:p text:style-name="P1">FROM car</text:p>
      <text:p text:style-name="P1">GROUP BY zipcode</text:p>
      <text:p text:style-name="P1">HAVING COUNT(Car_ID) &gt;= 5;</text:p>
      <text:p text:style-name="P1"/>
      <text:p text:style-name="P1">8) Search cars at a particular location of a particular company.(aggregation - max price -</text:p>
      <text:p text:style-name="P1">ALL/ANY/BETWEEN,IN)</text:p>
      <text:p text:style-name="P1">SELECT *</text:p>
      <text:p text:style-name="P1">FROM CAR JOIN LOCATION ON</text:p>
      <text:p text:style-name="P1"><text:soft-page-break/>car.zipcode=LOCATION.zipcode</text:p>
      <text:p text:style-name="P1">join company on company.car_id = car.car_id</text:p>
      <text:p text:style-name="P1">WHERE company.company_name in ('Tata', 'Hyundai')</text:p>
      <text:p text:style-name="P1">AND LOCATION.zipcode='83711';</text:p>
      <text:p text:style-name="P1"/>
      <text:p text:style-name="P1">9) find number of reservations made by a customer in a particular state.</text:p>
      <text:p text:style-name="P1">Select dl_number, count(reservation_id)</text:p>
      <text:p text:style-name="P1">from Reservation natural join Customer</text:p>
      <text:p text:style-name="P1">group by state,DL_Number;</text:p>
      <text:p text:style-name="P1"/>
      <text:p text:style-name="P1">10) Total cost of renting car.</text:p>
      <text:p text:style-name="P1">SELECT car_reg, (a.amount+c.rent_cost+d.cost+e.cost_per_day) as amt</text:p>
      <text:p text:style-name="P1">FROM reservation a, rental b, equipment c, fueloption d, insurance e</text:p>
      <text:p text:style-name="P1">WHERE a.car_reg = b.car_id</text:p>
      <text:p text:style-name="P1">AND b.equip_id = c.equip_ID</text:p>
      <text:p text:style-name="P1">AND b.inscode = e.insurance_ID and b.fuelopt = d.fuel_ID</text:p>
      <text:p text:style-name="P1">AND b.Car_ID = '9915';</text:p>
      <text:p text:style-name="P1"/>
      <text:p text:style-name="P1">11) rented cars of every month over the years.Select to_char(From_dt_time, 'Mon') as mon, extract(year from From_dt_time), count(car_reg)</text:p>
      <text:p text:style-name="P1">from reservation group by 1 , 2;</text:p>
      <text:p text:style-name="P1"/>
      <text:p text:style-name="P1">12) find dl_number and names of customers who have reserved cars more than 3 times.</text:p>
      <text:p text:style-name="P1">SELECT DL_Number, CustName FROM (SELECT dl_number, count(Car_Reg) FROM</text:p>
      <text:p text:style-name="P1">Reservation</text:p>
      <text:p text:style-name="P1">GROUP BY DL_Number</text:p>
      <text:p text:style-name="P1">HAVING count(Car_Reg) &gt; 3 ) AS r1 NATURAL JOIN Customer;</text:p>
      <text:p text:style-name="P1"/>
      <text:p text:style-name="P1">13) Retrieve all the customer(DL_Number,Name,BirthDate) <text:s/>who have rented</text:p>
      <text:p text:style-name="P1">car for total amount of less than 5000.</text:p>
      <text:p text:style-name="P1">Select dl_number, custname, birthdate,total_amount from rentalinvoice WHERE</text:p>
      <text:p text:style-name="P1">total_amount&lt;2000 join rental on rental.billID = rentalinvoice.billID join customer on</text:p>
      <text:p text:style-name="P1">rental.dl_number = customer.dl_number;</text:p>
      <text:p text:style-name="P1"/>
      <text:p text:style-name="P1"/>
      <text:p text:style-name="P1">14) List the name of all customers who have rented 2 cars of company ‘Tata’.</text:p>
      <text:p text:style-name="P1">Select custname, Car_Reg from ( select dl_number, count(car_reg) as no_cars from reservation</text:p>
      <text:p text:style-name="P1">group by dl_number having count(car_reg)=2) as r1 natural join Customer join Reservation on</text:p>
      <text:p text:style-name="P1">(reservation.dl_number = customer.dl_number) join company on</text:p>
      <text:p text:style-name="P1">(company.car_id=reservation.car_reg) where company.company_name='Tata';</text:p>
      <text:p text:style-name="P1"/>
      <text:p text:style-name="P1">15) Most valuable customer of the year in terms of rental.</text:p>
      <text:p text:style-name="P1">Select custname,DL_Number from (select dl_number, extract(year from From_dt_time),amount,</text:p>
      <text:p text:style-name="P1">count(car_reg) from reservation group by 1,2,3 having amount=(select max(amount) from</text:p>
      <text:p text:style-name="P1">reservation) )as r1 natural join custom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13:41.989262336</meta:creation-date>
    <dc:date>2016-11-23T17:15:03.987884260</dc:date>
    <meta:editing-duration>PT1M22S</meta:editing-duration>
    <meta:editing-cycles>1</meta:editing-cycles>
    <meta:document-statistic meta:table-count="0" meta:image-count="0" meta:object-count="0" meta:page-count="2" meta:paragraph-count="78" meta:word-count="484" meta:character-count="3516" meta:non-whitespace-character-count="3109"/>
    <meta:generator>LibreOffice/5.0.2.2$Linux_X86_64 LibreOffice_project/00m0$Build-2</meta:generator>
  </office:meta>
</office:document-meta>
</file>